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04cm" svg:height="6.273cm" svg:x="15.038cm" svg:y="10.627cm">
            <draw:object draw:notify-on-update-of-ranges="Sheet1.A5:Sheet1.A8 Sheet1.B5:Sheet1.B8 Sheet1.A5:Sheet1.A8 Sheet1.C5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205cm" svg:height="6.393cm" svg:x="7.865cm" svg:y="8.389cm">
            <draw:object draw:notify-on-update-of-ranges="Sheet1.D5:Sheet1.D7 Sheet1.E5:Sheet1.E7 Sheet1.D5:Sheet1.D7 Sheet1.F5:Sheet1.F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99cm" svg:height="5.846cm" svg:x="3.402cm" svg:y="5.871cm">
            <draw:object draw:notify-on-update-of-ranges="Sheet1.G5:Sheet1.G7 Sheet1.H5:Sheet1.H7 Sheet1.G5:Sheet1.G7 Sheet1.I5:Sheet1.I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239cm" svg:height="6.131cm" svg:x="3.066cm" svg:y="21.153cm">
            <draw:object draw:notify-on-update-of-ranges="Sheet1.A41:Sheet1.A44 Sheet1.B41:Sheet1.B4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10M</text:p>
          </table:table-cell>
          <table:table-cell/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100M</text:p>
          </table:table-cell>
          <table:table-cell/>
          <table:table-cell table:style-name="ce1" office:value-type="string" calcext:value-type="string">
            <text:p>opposite order</text:p>
          </table:table-cell>
          <table:table-cell table:style-name="ce1" office:value-type="string" calcext:value-type="string">
            <text:p>10k</text:p>
          </table:table-cell>
        </table:table-row>
        <table:table-row table:style-name="ro1">
          <table:table-cell/>
          <table:table-cell table:style-name="ce1" office:value-type="string" calcext:value-type="string">
            <text:p>non iterative</text:p>
          </table:table-cell>
          <table:table-cell table:style-name="ce1" office:value-type="string" calcext:value-type="string">
            <text:p>iterative</text:p>
          </table:table-cell>
          <table:table-cell/>
          <table:table-cell table:style-name="ce1" office:value-type="string" calcext:value-type="string">
            <text:p>non iterative</text:p>
          </table:table-cell>
          <table:table-cell table:style-name="ce1" office:value-type="string" calcext:value-type="string">
            <text:p>iterative</text:p>
          </table:table-cell>
          <table:table-cell/>
          <table:table-cell table:style-name="ce1" office:value-type="string" calcext:value-type="string">
            <text:p>non iterative</text:p>
          </table:table-cell>
          <table:table-cell table:style-name="ce1" office:value-type="string" calcext:value-type="string">
            <text:p>iterative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4852" calcext:value-type="float">
            <text:p>4852</text:p>
          </table:table-cell>
          <table:table-cell office:value-type="float" office:value="4398" calcext:value-type="float">
            <text:p>439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99" calcext:value-type="float">
            <text:p>229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4134" calcext:value-type="float">
            <text:p>4134</text:p>
          </table:table-cell>
          <table:table-cell office:value-type="float" office:value="2184" calcext:value-type="float">
            <text:p>218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3484" calcext:value-type="float">
            <text:p>3484</text:p>
          </table:table-cell>
          <table:table-cell office:value-type="float" office:value="1118" calcext:value-type="float">
            <text:p>1118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2265" calcext:value-type="float">
            <text:p>226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float" office:value="5414" calcext:value-type="float">
            <text:p>5414</text:p>
          </table:table-cell>
          <table:table-cell office:value-type="float" office:value="604" calcext:value-type="float">
            <text:p>60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number-columns-repeated="2"/>
        </table:table-row>
        <table:table-row table:style-name="ro1" table:number-rows-repeated="30"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terative</text:p>
          </table:table-cell>
          <table:table-cell table:style-name="ce1" office:value-type="string" calcext:value-type="string">
            <text:p>real 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.5M, 16 proc</text:p>
          </table:table-cell>
          <table:table-cell office:value-type="float" office:value="1105" calcext:value-type="float">
            <text:p>11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5M, 32 proc</text:p>
          </table:table-cell>
          <table:table-cell office:value-type="float" office:value="1099" calcext:value-type="float">
            <text:p>10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0M, 64 proc</text:p>
          </table:table-cell>
          <table:table-cell office:value-type="float" office:value="1118" calcext:value-type="float">
            <text:p>111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M, 128 proc</text:p>
          </table:table-cell>
          <table:table-cell office:value-type="float" office:value="1135" calcext:value-type="float">
            <text:p>11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0:21:26.265064000</meta:creation-date>
    <dc:date>2015-01-18T12:13:46.607386000</dc:date>
    <meta:editing-duration>PT1H43M54S</meta:editing-duration>
    <meta:editing-cycles>16</meta:editing-cycles>
    <meta:generator>LibreOffice/4.2.4.2$MacOSX_X86_64 LibreOffice_project/63150712c6d317d27ce2db16eb94c2f3d7b699f8</meta:generator>
    <meta:document-statistic meta:table-count="1" meta:cell-count="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8pt" style:font-size-asian="9pt" style:font-size-complex="9pt"/>
    </style:style>
    <style:style style:name="ch7" style:family="chart">
      <style:chart-properties chart:auto-position="true"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5cm" svg:height="6.274cm" xlink:href=".." xlink:type="simple" chart:class="chart:scatter" chart:style-name="ch1">
        <chart:title svg:x="2.774cm" svg:y="0.26cm" chart:style-name="ch2">
          <text:p>Strong scaling real data</text:p>
        </chart:title>
        <chart:legend chart:legend-position="bottom" svg:x="1.347cm" svg:y="5.567cm" style:legend-expansion="wide" chart:style-name="ch3"/>
        <chart:plot-area chart:style-name="ch4" table:cell-range-address="Sheet1.A5:Sheet1.C8" chart:data-source-has-labels="row" svg:x="1.122cm" svg:y="1.192cm" svg:width="7.523cm" svg:height="3.338cm">
          <chartooo:coordinate-region svg:x="1.991cm" svg:y="1.353cm" svg:width="6.412cm" svg:height="2.606cm"/>
          <chart:axis chart:dimension="x" chart:name="primary-x" chart:style-name="ch5">
            <chart:title svg:x="4.168cm" svg:y="4.656cm" chart:style-name="ch6">
              <text:p>Processes</text:p>
            </chart:title>
          </chart:axis>
          <chart:axis chart:dimension="y" chart:name="primary-y" chart:style-name="ch5">
            <chart:title svg:x="0.451cm" svg:y="3.931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B5:Sheet1.B8" chart:label-cell-address="" chart:class="chart:scatter">
            <chart:domain table:cell-range-address="Sheet1.A5:Sheet1.A8"/>
            <chart:data-point chart:repeated="4"/>
          </chart:series>
          <chart:series chart:style-name="ch10" chart:values-cell-range-address="Sheet1.C5:Sheet1.C8" chart:label-cell-address="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llel PAV</text:p>
              </table:table-cell>
              <table:table-cell office:value-type="string">
                <text:p>Iterative parallel P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5:Sheet1.A8</svg:desc>
                </draw:g>
              </table:table-cell>
              <table:table-cell office:value-type="float" office:value="4852">
                <text:p>4852</text:p>
                <draw:g>
                  <svg:desc>Sheet1.B5:Sheet1.B8</svg:desc>
                </draw:g>
              </table:table-cell>
              <table:table-cell office:value-type="float" office:value="4398">
                <text:p>4398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134">
                <text:p>413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484">
                <text:p>348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5414">
                <text:p>5414</text:p>
              </table:table-cell>
              <table:table-cell office:value-type="float" office:value="604">
                <text:p>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8pt" style:font-size-asian="9pt" style:font-size-complex="9pt"/>
    </style:style>
    <style:style style:name="ch7" style:family="chart">
      <style:chart-properties chart:auto-position="true"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06cm" svg:height="6.394cm" xlink:href=".." xlink:type="simple" chart:class="chart:scatter" chart:style-name="ch1">
        <chart:title svg:x="2.589cm" svg:y="0.262cm" chart:style-name="ch2">
          <text:p>Strong scaling ordered data</text:p>
        </chart:title>
        <chart:legend chart:legend-position="bottom" svg:x="1.448cm" svg:y="5.687cm" style:legend-expansion="wide" chart:style-name="ch3"/>
        <chart:plot-area chart:style-name="ch4" table:cell-range-address="Sheet1.D5:Sheet1.F7" chart:data-source-has-labels="row" svg:x="1.126cm" svg:y="1.2cm" svg:width="7.712cm" svg:height="3.448cm">
          <chartooo:coordinate-region svg:x="1.858cm" svg:y="1.361cm" svg:width="6.818cm" svg:height="2.716cm"/>
          <chart:axis chart:dimension="x" chart:name="primary-x" chart:style-name="ch5">
            <chart:title svg:x="4.267cm" svg:y="4.776cm" chart:style-name="ch6">
              <text:p>Processes</text:p>
            </chart:title>
          </chart:axis>
          <chart:axis chart:dimension="y" chart:name="primary-y" chart:style-name="ch5">
            <chart:title svg:x="0.451cm" svg:y="3.994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E5:Sheet1.E7" chart:label-cell-address="" chart:class="chart:scatter">
            <chart:domain table:cell-range-address="Sheet1.D5:Sheet1.D7"/>
            <chart:data-point chart:repeated="3"/>
          </chart:series>
          <chart:series chart:style-name="ch10" chart:values-cell-range-address="Sheet1.F5:Sheet1.F7" chart:label-cell-address="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arallel PAV</text:p>
              </table:table-cell>
              <table:table-cell office:value-type="string">
                <text:p>Iterative parallel P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D5:Sheet1.D7</svg:desc>
                </draw:g>
              </table:table-cell>
              <table:table-cell office:value-type="float" office:value="233">
                <text:p>233</text:p>
                <draw:g>
                  <svg:desc>Sheet1.E5:Sheet1.E7</svg:desc>
                </draw:g>
              </table:table-cell>
              <table:table-cell office:value-type="float" office:value="235">
                <text:p>235</text:p>
                <draw:g>
                  <svg:desc>Sheet1.F5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8pt" style:font-size-asian="9pt" style:font-size-complex="9pt"/>
    </style:style>
    <style:style style:name="ch7" style:family="chart">
      <style:chart-properties chart:auto-position="true"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1cm" svg:height="5.847cm" xlink:href=".." xlink:type="simple" chart:class="chart:scatter" chart:style-name="ch1">
        <chart:title svg:x="1.841cm" svg:y="0.251cm" chart:style-name="ch2">
          <text:p>Strong scaling opposite ordered data</text:p>
        </chart:title>
        <chart:legend chart:legend-position="bottom" svg:x="1.34cm" svg:y="5.14cm" style:legend-expansion="wide" chart:style-name="ch3"/>
        <chart:plot-area chart:style-name="ch4" table:cell-range-address="Sheet1.G5:Sheet1.I7" chart:data-source-has-labels="row" svg:x="1.121cm" svg:y="1.156cm" svg:width="7.512cm" svg:height="2.956cm">
          <chartooo:coordinate-region svg:x="1.99cm" svg:y="1.317cm" svg:width="6.481cm" svg:height="2.224cm"/>
          <chart:axis chart:dimension="x" chart:name="primary-x" chart:style-name="ch5">
            <chart:title svg:x="4.162cm" svg:y="4.229cm" chart:style-name="ch6">
              <text:p>Processes</text:p>
            </chart:title>
          </chart:axis>
          <chart:axis chart:dimension="y" chart:name="primary-y" chart:style-name="ch5">
            <chart:title svg:x="0.451cm" svg:y="3.704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H5:Sheet1.H7" chart:label-cell-address="" chart:class="chart:scatter">
            <chart:domain table:cell-range-address="Sheet1.G5:Sheet1.G7"/>
            <chart:data-point chart:repeated="3"/>
          </chart:series>
          <chart:series chart:style-name="ch10" chart:values-cell-range-address="Sheet1.I5:Sheet1.I7" chart:label-cell-address="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arallel PAV</text:p>
              </table:table-cell>
              <table:table-cell office:value-type="string">
                <text:p>Iterative parallel P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5:Sheet1.G7</svg:desc>
                </draw:g>
              </table:table-cell>
              <table:table-cell office:value-type="float" office:value="2299">
                <text:p>2299</text:p>
                <draw:g>
                  <svg:desc>Sheet1.H5:Sheet1.H7</svg:desc>
                </draw:g>
              </table:table-cell>
              <table:table-cell office:value-type="float" office:value="853">
                <text:p>853</text:p>
                <draw:g>
                  <svg:desc>Sheet1.I5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265">
                <text:p>2265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8pt" style:font-size-asian="9pt" style:font-size-complex="9pt"/>
    </style:style>
    <style:style style:name="ch7" style:family="chart">
      <style:chart-properties chart:auto-position="true"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svg:stroke-width="0.05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4cm" svg:height="6.132cm" xlink:href=".." xlink:type="simple" chart:class="chart:line" chart:style-name="ch1">
        <chart:title svg:x="2.961cm" svg:y="0.257cm" chart:style-name="ch2">
          <text:p>Weak scaling real data</text:p>
        </chart:title>
        <chart:legend chart:legend-position="bottom" svg:x="2.776cm" svg:y="5.425cm" style:legend-expansion="wide" chart:style-name="ch3"/>
        <chart:plot-area chart:style-name="ch4" table:cell-range-address="Sheet1.A41:Sheet1.B44" chart:data-source-has-labels="both" svg:x="1.126cm" svg:y="1.18cm" svg:width="7.746cm" svg:height="3.211cm">
          <chartooo:coordinate-region svg:x="1.995cm" svg:y="1.341cm" svg:width="5.971cm" svg:height="2.479cm"/>
          <chart:axis chart:dimension="x" chart:name="primary-x" chart:style-name="ch5" chartooo:axis-type="auto">
            <chartooo:date-scale/>
            <chart:title svg:x="2.762cm" svg:y="4.514cm" chart:style-name="ch6">
              <text:p>Data volume, number of processes</text:p>
            </chart:title>
            <chart:categories table:cell-range-address="Sheet1.A41:Sheet1.A44"/>
          </chart:axis>
          <chart:axis chart:dimension="y" chart:name="primary-y" chart:style-name="ch5">
            <chart:title svg:x="0.451cm" svg:y="3.855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B41:Sheet1.B44" chart:label-cell-address="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e parallel PAV</text:p>
              </table:table-cell>
            </table:table-row>
          </table:table-header-rows>
          <table:table-rows>
            <table:table-row>
              <table:table-cell office:value-type="string">
                <text:p>2.5M, 16 proc</text:p>
                <draw:g>
                  <svg:desc>Sheet1.A41:Sheet1.A44</svg:desc>
                </draw:g>
              </table:table-cell>
              <table:table-cell office:value-type="float" office:value="1105">
                <text:p>1105</text:p>
                <draw:g>
                  <svg:desc>Sheet1.B41:Sheet1.B44</svg:desc>
                </draw:g>
              </table:table-cell>
            </table:table-row>
            <table:table-row>
              <table:table-cell office:value-type="string">
                <text:p>5M, 32 proc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0M, 64 proc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M, 128 proc</text:p>
              </table:table-cell>
              <table:table-cell office:value-type="float" office:value="1135">
                <text:p>11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